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04cm" fo:min-width="2.554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4.318cm" svg:x="22.336cm" svg:y="13.065cm">
          <text:p text:style-name="P1">Fore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18cm" svg:height="4.318cm" svg:x="22.363cm" svg:y="5.565cm">
          <text:p text:style-name="P1">Swi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18cm" svg:height="4.318cm" svg:x="3.286cm" svg:y="1.943cm">
          <text:p text:style-name="P1">Use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18cm" svg:height="4.318cm" svg:x="3.286cm" svg:y="14.843cm">
          <text:p text:style-name="P1">User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18cm" svg:height="4.318cm" svg:x="3.286cm" svg:y="8.493cm">
          <text:p text:style-name="P1">User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2.681cm" svg:height="1.673cm" draw:transform="rotate (-0.136310214580757) translate (8.996cm 3.287cm)">
          <draw:text-box>
            <text:p text:style-name="P2"><text:span text:style-name="T1">localized_to (metamodel: M2, conf: 0.85)</text:span></text:p>
          </draw:text-box>
        </draw:frame>
        <draw:frame draw:style-name="gr2" draw:text-style-name="P3" draw:layer="layout" svg:width="12.485cm" svg:height="1.673cm" draw:transform="rotate (0.0872664625997165) translate (8.041cm 8.189cm)">
          <draw:text-box>
            <text:p text:style-name="P2"><text:span text:style-name="T1">localized_to (metamodel: M1, conf: 0.8)</text:span></text:p>
          </draw:text-box>
        </draw:frame>
        <draw:frame draw:style-name="gr2" draw:text-style-name="P3" draw:layer="layout" svg:width="12.807cm" svg:height="1.673cm" draw:transform="rotate (0.122173047639603) translate (8.382cm 15.973cm)">
          <draw:text-box>
            <text:p text:style-name="P2"><text:span text:style-name="T1">localized_to (metamodel: M1, conf: 1.00)</text:span></text:p>
          </draw:text-box>
        </draw:frame>
        <draw:line draw:style-name="gr3" draw:text-style-name="P4" draw:layer="layout" svg:x1="7.604cm" svg:y1="4.048cm" svg:x2="23.098cm" svg:y2="6.207cm">
          <text:p/>
        </draw:line>
        <draw:line draw:style-name="gr3" draw:text-style-name="P4" draw:layer="layout" svg:x1="7.477cm" svg:y1="17.129cm" svg:x2="22.336cm" svg:y2="15.224cm">
          <text:p/>
        </draw:line>
        <draw:line draw:style-name="gr3" draw:text-style-name="P4" draw:layer="layout" svg:x1="6.969cm" svg:y1="9.128cm" svg:x2="22.463cm" svg:y2="7.731cm">
          <text:p/>
        </draw:line>
        <draw:line draw:style-name="gr3" draw:text-style-name="P4" draw:layer="layout" svg:x1="7.604cm" svg:y1="10.652cm" svg:x2="23.098cm" svg:y2="9.255cm">
          <text:p/>
        </draw:line>
        <draw:line draw:style-name="gr3" draw:text-style-name="P4" draw:layer="layout" svg:x1="6.969cm" svg:y1="12.176cm" svg:x2="23.098cm" svg:y2="13.7cm">
          <text:p/>
        </draw:line>
        <draw:frame draw:style-name="gr2" draw:text-style-name="P3" draw:layer="layout" svg:width="12.74cm" svg:height="1.673cm" draw:transform="rotate (0.0872664625997165) translate (8.549cm 9.588cm)">
          <draw:text-box>
            <text:p text:style-name="P2"><text:span text:style-name="T1">localized_to (metamodel: M3, conf: 0.75)</text:span></text:p>
          </draw:text-box>
        </draw:frame>
        <draw:frame draw:style-name="gr2" draw:text-style-name="P3" draw:layer="layout" svg:width="12.741cm" svg:height="1.673cm" draw:transform="rotate (-0.0872664625997166) translate (8.951cm 11.539cm)">
          <draw:text-box>
            <text:p text:style-name="P2"><text:span text:style-name="T1">localized_to (metamodel: M2, conf: 0.66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6T22:49:34.328483978</meta:creation-date>
    <dc:date>2020-01-26T23:13:21.008542619</dc:date>
    <meta:editing-duration>PT4M53S</meta:editing-duration>
    <meta:editing-cycles>2</meta:editing-cycles>
    <meta:generator>LibreOffice/6.0.7.3$Linux_X86_64 LibreOffice_project/00m0$Build-3</meta:generator>
    <meta:document-statistic meta:object-count="15"/>
  </office:meta>
</office:document-meta>
</file>